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3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string">
            <text:p>Expiration</text:p>
          </table:table-cell>
          <table:table-cell table:style-name="ce2" office:value-type="string">
            <text:p>Alarm</text:p>
          </table:table-cell>
          <table:table-cell table:style-name="ce2" office:value-type="string">
            <text:p>Active</text:p>
          </table:table-cell>
          <table:table-cell table:style-name="ce3"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&gt; 0 (good)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office:value-type="string">
            <text:p>All Goo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&gt; 0 (good)</text:p>
          </table:table-cell>
          <table:table-cell office:value-type="string">
            <text:p>x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Turning off active – Need to delete alar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&gt; 0 (good)</text:p>
          </table:table-cell>
          <table:table-cell office:value-type="string">
            <text:p>-</text:p>
          </table:table-cell>
          <table:table-cell office:value-type="string">
            <text:p>x</text:p>
          </table:table-cell>
          <table:table-cell office:value-type="float" office:value="3">
            <text:p>3</text:p>
          </table:table-cell>
          <table:table-cell office:value-type="string">
            <text:p>Can't be good without an alarm, unless deactivated (#4).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&gt; 0 (good)</text:p>
          </table:table-cell>
          <table:table-cell table:number-columns-repeated="2"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Manually turned off.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&lt;= 0</text:p>
          </table:table-cell>
          <table:table-cell table:number-columns-repeated="2" office:value-type="string">
            <text:p>x</text:p>
          </table:table-cell>
          <table:table-cell office:value-type="float" office:value="5">
            <text:p>5</text:p>
          </table:table-cell>
          <table:table-cell office:value-type="string">
            <text:p>Should be no alarm after expiration; Then it's the same as #7.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&lt;= 0</text:p>
          </table:table-cell>
          <table:table-cell office:value-type="string">
            <text:p>x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string">
            <text:p>Should be no alarm after expiration; Then it's the same as #8.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&lt;= 0</text:p>
          </table:table-cell>
          <table:table-cell office:value-type="string">
            <text:p>-</text:p>
          </table:table-cell>
          <table:table-cell office:value-type="string">
            <text:p>x</text:p>
          </table:table-cell>
          <table:table-cell office:value-type="float" office:value="7">
            <text:p>7</text:p>
          </table:table-cell>
          <table:table-cell office:value-type="string">
            <text:p>Badge + Item Highligh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&lt;= 0</text:p>
          </table:table-cell>
          <table:table-cell table:number-columns-repeated="2" office:value-type="string">
            <text:p>-</text:p>
          </table:table-cell>
          <table:table-cell office:value-type="float" office:value="8">
            <text:p>8</text:p>
          </table:table-cell>
          <table:table-cell office:value-type="string">
            <text:p>Waiting for an edit or removal.</text:p>
          </table:table-cell>
        </table:table-row>
        <table:table-row table:style-name="ro1" table:number-rows-repeated="104856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6">02/16/2018</text:date>, <text:time>20:0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ith D Commiskey</meta:initial-creator>
    <meta:creation-date>2018-02-16T19:08:59.43</meta:creation-date>
    <dc:date>2018-02-16T20:02:51.67</dc:date>
    <dc:creator>Keith D Commiskey</dc:creator>
    <meta:editing-duration>PT53M50S</meta:editing-duration>
    <meta:editing-cycles>7</meta:editing-cycles>
    <meta:generator>OpenOffice/4.1.3$Win32 OpenOffice.org_project/413m1$Build-9783</meta:generator>
    <meta:document-statistic meta:table-count="3" meta:cell-count="51" meta:object-count="0"/>
  </office:meta>
</office:document-meta>
</file>